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Standard" style:family="paragraph">
      <style:paragraph-properties style:master-page-name="Standard1"/>
      <style:text-properties fo:color="#000000" fo:font-family="Sans Serif"/>
    </style:style>
    <style:style style:name="P2" style:parent-style-name="Standard" style:family="paragraph">
      <style:text-properties fo:color="#000000" fo:font-family="Sans Serif"/>
    </style:style>
  </office:automatic-styles>
  <office:body>
    <office:text>
      <text:tracked-changes/>
      <text:page-sequence>
        <text:page text:master-page-name="Standard1"/>
      </text:page-sequence>
      <text:p text:style-name="P1">Der Bär Frun war ein alter Bewohner der Karornwaldes. Er erzählte Baradé von einem alten Druiden, der dort einst gelebt habe und inzwischen gestorben sei.</text:p>
      <text:p text:style-name="P2">Er führte Baradé zur ehemaligen Hütte des Druiden und Baradé studierte alle Schriften, die er dort fand.</text:p>
      <text:p text:style-name="P2">Da ihn Frun gebeten hatte, die Natur und vor allem den Wald und dessen Bewohner mit Respekt zu behandeln, wenn er mit seinem Gefolge hier bleiben wolle und Baradé sich von den Schriften des Druiden inspiriert und stets ein wenig naturverbunden gefühlt hatte, beschloss er mit seinem Gefolge zu einem neuen, naturverbundenen Volk zu werden, das Druiden und Waldläufer hervorbringen sollte. Hochelfen, die die Natur respektierten. Aufgrund der dunklen Zeit, die für ihn nun anbrechen würde, da er gegen seinen Bruder kämpfen würde müsse und Gotlinde tot war, nannte er sein Volk "Dunkelelfen".</text:p>
      <text:p text:style-name="P2">Der Bär Frun sprach mit den riesigen Bäumen im Waldesinneren, die von Geistern bewohnt wurden und bat sie darum, dass Baradé mit seinem neuen Volk hier bleiben dürfe und sie willigten ein, da Baradés Gefolge und dieser selbst versprachen, die Bäume und den Wald mit Würde zu behandeln. Baradé lies drei große Gebäude nebeneinander an drei dieser riesigen Bäume erreichten und lies sie durch Brücken verbinden.</text:p>
      <text:p text:style-name="P2">Dies ist seither die große Festung der Dunkelelfen, die neben vielen kleineren Lagern und Außenposten von diesen bewohnt wird.</text:p>
      <text:p text:style-name="P2">Frun starb nach Gardonas Fall und auch dessen Frau, deren Name unbekannt ist, einige Zeit später.</text:p>
      <text:p text:style-name="P2">Fruns Söhne Nubren und Ekrar wurden daraufhin Baradé treuste Wächter, da er sie seit ihrer Kindheit gekannt und ebenfalls groß gezogen hatte.</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isplay-name="Head 1" style:family="paragraph" style:list-style-name="Numbering_20Style_20for_20Head_201" style:next-style-name="Standard">
      <style:text-properties fo:font-size="20.000000000000000pt" fo:font-weight="bold"/>
    </style:style>
    <style:style style:name="Head_202" style:display-name="Head 2" style:family="paragraph" style:list-style-name="Numbering_20Style_20for_20Head_202" style:next-style-name="Standard">
      <style:text-properties fo:font-size="16.000000000000000pt" fo:font-weight="bold"/>
    </style:style>
    <style:style style:name="Head_203" style:display-name="Head 3" style:family="paragraph" style:list-style-name="Numbering_20Style_20for_20Head_203" style:next-style-name="Standard">
      <style:text-properties fo:font-size="12.000000000000000pt" fo:font-weight="bold"/>
    </style:style>
    <style:style style:name="Enumerated_20List" style:display-name="Enumerated List" style:family="paragraph" style:list-style-name="Numbering_20Style_20for_20Enumerated_20List">
      <style:text-properties fo:font-size="12.000000000000000pt"/>
    </style:style>
    <style:style style:name="Alphabetical_20List" style:display-name="Alphabetical List" style:family="paragraph" style:list-style-name="Numbering_20Style_20for_20Alphabetical_20List">
      <style:text-properties fo:font-size="12.000000000000000pt"/>
    </style:style>
    <style:style style:name="Bullet_20List" style:display-name="Bullet List" style:family="paragraph" style:list-style-name="Numbering_20Style_20for_20Bullet_20List">
      <style:text-properties fo:font-size="12.000000000000000pt"/>
    </style:style>
    <text:list-style style:name="Numbering_20Style_20for_20Head_201" style:display-name="Numbering Style for Head 1">
      <text:list-level-style-number text:level="1" style:num-suffix="." text:start-value="1" text:display-levels="1" style:num-format="1">
        <style:list-level-properties fo:text-align="start"/>
      </text:list-level-style-number>
    </text:list-style>
    <text:list-style style:name="Numbering_20Style_20for_20Head_202" style:display-name="Numbering Style for Head 2">
      <text:list-level-style-number text:level="2" style:num-suffix="." text:start-value="1" text:display-levels="2" style:num-format="1">
        <style:list-level-properties fo:text-align="start"/>
      </text:list-level-style-number>
    </text:list-style>
    <text:list-style style:name="Numbering_20Style_20for_20Head_203" style:display-name="Numbering Style for Head 3">
      <text:list-level-style-number text:level="3" style:num-suffix="." text:start-value="1" text:display-levels="3" style:num-format="1">
        <style:list-level-properties fo:text-align="start"/>
      </text:list-level-style-number>
    </text:list-style>
    <text:list-style style:name="Numbering_20Style_20for_20Enumerated_20List" style:display-name="Numbering Style for Enumerated List">
      <text:list-level-style-number text:level="1" style:num-suffix="." text:start-value="1" text:display-levels="1" style:num-format="1">
        <style:list-level-properties fo:text-align="start"/>
      </text:list-level-style-number>
    </text:list-style>
    <text:list-style style:name="Numbering_20Style_20for_20Alphabetical_20List" style:display-name="Numbering Style for Alphabetical List">
      <text:list-level-style-number text:level="1" style:num-suffix=")" text:start-value="1" text:display-levels="1" style:num-format="a">
        <style:list-level-properties fo:text-align="start"/>
      </text:list-level-style-number>
    </text:list-style>
    <text:list-style style:name="Numbering_20Style_20for_20Bullet_20List" style:display-name="Numbering Style for Bullet List">
      <text:list-level-style-bullet text:level="1" text:bullet-char="●">
        <style:list-level-properties fo:text-align="start"/>
      </text:list-level-style-bullet>
    </text:list-style>
  </office:styles>
  <office:automatic-styles>
    <style:page-layout style:name="pm1" style:page-usage="all">
      <style:page-layout-properties fo:margin-bottom="42.000000000000000pt" fo:margin-left="57.000000000000000pt" fo:margin-right="57.000000000000000pt" fo:margin-top="42.000000000000000pt" fo:page-height="841.890999999999963pt" fo:page-width="595.277000000000044pt" style:print-orientation="portrait">
    
   </style:page-layout-properties>
    </style:page-layout>
  </office:automatic-styles>
  <office:master-styles>
    <style:master-page style:name="Standard1"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0</meta:generator>
    <dc:title/>
    <meta:initial-creator>Unbekannt</meta:initial-creator>
    <meta:editing-cycles>1</meta:editing-cycles>
    <dc:date>2009-12-15T19:05:51</dc:date>
    <meta:creation-date>2008-08-22T11:41:04</meta:creation-date>
    <dc:creator>Tamino Dauth</dc:creator>
  </office:meta>
</office:document-meta>
</file>